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lgorithm – 1 : Linear Regression </text:p>
      <text:p text:style-name="Standard"/>
      <text:p text:style-name="Standard">Algorithm – 2 : Gradient descent for reducing cost function</text:p>
      <text:p text:style-name="Standard"/>
      <text:p text:style-name="Standard">Octave</text:p>
      <text:p text:style-name="Standard"/>
      <text:p text:style-name="Standard">Algorithm – 2 : Multivariate Linear Regression &amp; Gradient descent</text:p>
      <text:p text:style-name="Standard"/>
      <text:p text:style-name="Standard">Linear Algebra</text:p>
      <text:p text:style-name="Standard"/>
      <text:p text:style-name="Standard">Algorithm – 3 : Polynomial Regression &amp; Gradient descent</text:p>
      <text:p text:style-name="Standard"/>
      <text:p text:style-name="Standard">Algorithm – 4 : Logistic Regression &amp; Gradient descent (Binary classification)</text:p>
      <text:p text:style-name="Standard"/>
      <text:p text:style-name="Standard">Precision, Recall &amp; F1 Score</text:p>
      <text:p text:style-name="Standard"/>
      <text:p text:style-name="Standard">Algorithm – 5 : Clustering with K-means (Multi-class classification)</text:p>
      <text:p text:style-name="Standard"/>
      <text:p text:style-name="Standard">Algorithm – 6 : Forward propagation (Neural Networks)</text:p>
      <text:p text:style-name="Standard"/>
      <text:p text:style-name="Standard">Algorithm – 7 : Back propagation (Minimizing Cost in Neural Networks)</text:p>
      <text:p text:style-name="Standard"/>
      <text:p text:style-name="Standard">Advanced optimization for minimum cost function (other than gradient descent)</text:p>
      <text:p text:style-name="Standard"/>
      <text:p text:style-name="Standard">Feature scaling</text:p>
      <text:p text:style-name="Standard"/>
      <text:p text:style-name="Standard">Overfitting &amp; Regularization</text:p>
      <text:p text:style-name="Standard"/>
      <text:p text:style-name="Standard">Bias / Variance proble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thya Duraisamy</meta:initial-creator>
    <meta:creation-date>2019-01-29T11:52:02.43</meta:creation-date>
    <meta:generator>OpenOffice/4.1.5$Win32 OpenOffice.org_project/415m1$Build-9789</meta:generator>
    <dc:date>2019-01-31T17:22:56.78</dc:date>
    <dc:creator>Nithya Duraisamy</dc:creator>
    <meta:editing-duration>PT5H24M5S</meta:editing-duration>
    <meta:editing-cycles>19</meta:editing-cycles>
    <meta:document-statistic meta:table-count="0" meta:image-count="0" meta:object-count="0" meta:page-count="1" meta:paragraph-count="15" meta:word-count="101" meta:character-count="673"/>
  </office:meta>
</office:document-meta>
</file>